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ondService.doStu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rstService.get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.dependency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.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Service.setDependency( DependencyOne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Condition.setConditio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Condition.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Service.doStu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ext.dependency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Service.get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2526Tests.test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ondService.setDependency( DependencyTwo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.service( CustomCondition cond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